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MergeInfo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MergeInfo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MergeInfo.SegmentMergeInfo( int b , TermEnum te , Index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MergeInfo.getDoc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gmentMergeInfo.getPos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